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24pt" style:text-underline-style="solid" style:text-underline-width="auto" style:text-underline-color="font-color" fo:font-weight="bold" officeooo:paragraph-rsid="0012eedd" style:font-size-asian="24pt" style:font-weight-asian="bold" style:font-size-complex="24pt" style:font-weight-complex="bold"/>
    </style:style>
    <style:style style:name="P2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8pt" style:text-underline-style="solid" style:text-underline-width="auto" style:text-underline-color="font-color" fo:font-weight="bold" officeooo:paragraph-rsid="0012eedd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5" style:family="paragraph" style:parent-style-name="Text_20_body" style:list-style-name="L1">
      <style:text-properties fo:font-size="24pt" style:text-underline-style="solid" style:text-underline-width="auto" style:text-underline-color="font-color" fo:font-weight="bold" officeooo:paragraph-rsid="0012eedd" style:font-size-asian="24pt" style:font-weight-asian="bold" style:font-size-complex="24pt" style:font-weight-complex="bold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8pt" style:text-underline-style="solid" style:text-underline-width="auto" style:text-underline-color="font-color" fo:font-weight="bold" officeooo:paragraph-rsid="0012eedd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4pt" style:text-underline-style="none" fo:font-weight="normal" officeooo:paragraph-rsid="0012eedd" style:font-size-asian="14pt" style:font-weight-asian="normal" style:font-size-complex="14pt" style:font-weight-complex="normal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fo:font-size="14pt" style:font-size-asian="14pt" style:font-size-complex="14pt"/>
    </style:style>
    <style:style style:name="P9" style:family="paragraph" style:parent-style-name="Text_20_body" style:list-style-name="L2">
      <style:text-properties fo:font-size="14pt" style:font-size-asian="14pt" style:font-size-complex="14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11" style:family="paragraph" style:parent-style-name="Text_20_body" style:list-style-name="L3">
      <style:paragraph-properties fo:margin-top="0cm" fo:margin-bottom="0cm" style:contextual-spacing="false"/>
      <style:text-properties fo:font-size="14pt" style:font-size-asian="14pt" style:font-size-complex="14pt"/>
    </style:style>
    <style:style style:name="P12" style:family="paragraph" style:parent-style-name="Text_20_body" style:list-style-name="L3">
      <style:text-properties fo:font-size="14pt" officeooo:paragraph-rsid="001436e1" style:font-size-asian="14pt" style:font-size-complex="14pt"/>
    </style:style>
    <style:style style:name="P13" style:family="paragraph" style:parent-style-name="Text_20_body">
      <style:text-properties fo:font-size="14pt" officeooo:paragraph-rsid="001436e1" style:font-size-asian="14pt" style:font-size-complex="14pt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4pt" style:text-underline-style="none" fo:font-weight="normal" officeooo:paragraph-rsid="0012eedd" style:font-size-asian="12.25pt" style:font-weight-asian="normal" style:font-size-complex="14pt" style:font-weight-complex="normal"/>
    </style:style>
    <style:style style:name="P15" style:family="paragraph" style:parent-style-name="Text_20_body" style:list-style-name="L4">
      <style:text-properties officeooo:paragraph-rsid="001436e1"/>
    </style:style>
    <style:style style:name="P16" style:family="paragraph" style:parent-style-name="Text_20_body" style:list-style-name="L4">
      <style:text-properties fo:font-size="14pt" officeooo:paragraph-rsid="001436e1" style:font-size-asian="14pt" style:font-size-complex="14pt"/>
    </style:style>
    <style:style style:name="P17" style:family="paragraph" style:parent-style-name="Text_20_body" style:list-style-name="L5">
      <style:paragraph-properties fo:margin-top="0cm" fo:margin-bottom="0cm" style:contextual-spacing="false"/>
      <style:text-properties fo:font-size="14pt" style:font-size-asian="14pt" style:font-size-complex="14pt"/>
    </style:style>
    <style:style style:name="P18" style:family="paragraph" style:parent-style-name="Text_20_body" style:list-style-name="L5">
      <style:text-properties fo:font-size="14pt" style:font-size-asian="14pt" style:font-size-complex="14pt"/>
    </style:style>
    <style:style style:name="T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2" style:family="text">
      <style:text-properties fo:font-size="14pt" style:text-underline-style="none" fo:font-weight="normal" officeooo:rsid="0012eedd" style:font-size-asian="14pt" style:font-weight-asian="normal" style:font-size-complex="14pt" style:font-weight-complex="normal"/>
    </style:style>
    <style:style style:name="T3" style:family="text">
      <style:text-properties officeooo:rsid="0012eedd"/>
    </style:style>
    <style:style style:name="T4" style:family="text">
      <style:text-properties officeooo:rsid="001436e1"/>
    </style:style>
    <style:style style:name="T5" style:family="text">
      <style:text-properties fo:font-size="14pt" officeooo:rsid="0012eedd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436e1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  <style:text-properties fo:font-family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U TRAVAIL EFFECTUÉ </text:p>
      <text:p text:style-name="P1">Devoir Médiathèque Notre livre, notre média</text:p>
      <text:h text:style-name="P2" text:outline-level="2">Étude et Correctifs du Code Fournis</text:h>
      <text:p text:style-name="P3">Code existant : Ébauche console basique (classes statiques livre(), dvd(), etc., menus print). Qualité faible (pas POO, persistance, validations).</text:p>
      <text:list text:style-name="L1">
        <text:list-item>
          <text:p text:style-name="P4"><text:span text:style-name="Strong_20_Emphasis"><text:span text:style-name="T1">Gardé</text:span></text:span><text:span text:style-name="T1"> : Attributs spécifiques (nom, auteur, etc.). </text:span></text:p>
        </text:list-item>
        <text:list-item>
          <text:p text:style-name="P4"><text:span text:style-name="Strong_20_Emphasis"><text:span text:style-name="T1">Refait</text:span></text:span><text:span text:style-name="T1"> : Classes → Models Django (héritage Media abstrait pour DRY). Ajouté méthodes POO (peut_emprunter, save validations). Supprimé console, ajouté ORM/migrations. </text:span></text:p>
        </text:list-item>
        <text:list-item>
          <text:p text:style-name="P5"><text:span text:style-name="Strong_20_Emphasis"><text:span text:style-name="T1">Transformation</text:span></text:span><text:span text:style-name="T1"> : Console </text:span><text:span text:style-name="T2">en App</text:span><text:span text:style-name="T1">Web (vues CRUD, URLs, templates). Style défensif (try/except, ValidationError). </text:span></text:p>
        </text:list-item>
      </text:list>
      <text:p text:style-name="P6">Mise en Place des Fonctionnalités</text:p>
      <text:p text:style-name="P7">2 apps : bibliotheque (biblio restreinte @login_required) ; membres (public lecture).</text:p>
      <text:list text:style-name="L2">
        <text:list-item>
          <text:p text:style-name="P8"><text:span text:style-name="Strong_20_Emphasis">Biblio</text:span> :</text:p>
          <text:list>
            <text:list-item>
              <text:p text:style-name="P8">Créer membre : Form POST nom (default bloque=False). </text:p>
            </text:list-item>
            <text:list-item>
              <text:p text:style-name="P8">Liste membres : Template avec liens modifier/ajouter, statut bloqué. </text:p>
            </text:list-item>
            <text:list-item>
              <text:p text:style-name="P8">Update membre : Form pré-rempli nom. </text:p>
            </text:list-item>
            <text:list-item>
              <text:p text:style-name="P8">Liste médias : Union types, liens emprunt/ajouter. </text:p>
            </text:list-item>
            <text:list-item>
              <text:p text:style-name="P8">Emprunt média disponible : Dropdown membres éligibles, validation dispo/limite/jeu. </text:p>
            </text:list-item>
            <text:list-item>
              <text:p text:style-name="P8">Ajouter média : Form type/nom + champs ; API Open Library pour auteur Livre (auto-remplissage). </text:p>
            </text:list-item>
            <text:list-item>
              <text:p text:style-name="P8">Rentrer emprunt : Mise dispo=True, check retards. </text:p>
            </text:list-item>
          </text:list>
        </text:list-item>
        <text:list-item>
          <text:p text:style-name="P9"><text:span text:style-name="Strong_20_Emphasis">Membre</text:span> : Liste médias lecture seule. </text:p>
        </text:list-item>
      </text:list>
      <text:p text:style-name="P10">Contraintes : Max 3 <text:s/><text:span text:style-name="T3">emprunt </text:span>(peut_emprunter), retard1sem (verifier_retards auto-bloque), jeux non <text:span text:style-name="T3">empruntable</text:span>(save ValidationError).</text:p>
      <text:p text:style-name="P7"/>
      <text:p text:style-name="P7"/>
      <text:p text:style-name="P7"/>
      <text:p text:style-name="P7"/>
      <text:p text:style-name="P7"><text:soft-page-break/></text:p>
      <text:p text:style-name="P6">Stratégie de Tests</text:p>
      <text:p text:style-name="P7">Unitaires Django TestCase (tests.py) : 5 tests (1/fonc, couverture &gt;80% métier).</text:p>
      <text:list text:style-name="L3">
        <text:list-item>
          <text:p text:style-name="P11">test_peut_emprunter_max3 : Limite 3 OK. </text:p>
        </text:list-item>
        <text:list-item>
          <text:p text:style-name="P11">test_verifier_retards_bloque : Bloqué après retard. </text:p>
        </text:list-item>
        <text:list-item>
          <text:p text:style-name="P11">test_jeu_non_empruntable : Erreur jeux. </text:p>
        </text:list-item>
        <text:list-item>
          <text:p text:style-name="P11">test_liste_medias : Vue 200 + contenu. </text:p>
        </text:list-item>
        <text:list-item>
          <text:p text:style-name="P12">test_multi_media_emprunt : Multi-types (DVD/CD).</text:p>
        </text:list-item>
      </text:list>
      <text:p text:style-name="P13"><text:s/>Lanc<text:span text:style-name="T4">er la commande</text:span> : python manage.py test bibliotheque (OK, 0 failures/errors).</text:p>
      <text:h text:style-name="P2" text:outline-level="2">Base de Données avec Données Test</text:h>
      <text:p text:style-name="P14">La base de données utilisée est SQLite (moteur par défaut de Django, configuré dans settings.py</text:p>
      <text:p text:style-name="P14">Elle est initialisée via les migrations Django (python manage.py makemigrations et migrate), qui créent les tables pour les models (Emprunteur, Livre, DVD, CD, JeuDePlateau, Emprunt).</text:p>
      <text:p text:style-name="P14">Pour les données test, j'ai utilisé des fixtures JSON (test_data.json, généré via python manage.py dumpdata bibliotheque). Ce fichier contient :</text:p>
      <text:list text:style-name="L4">
        <text:list-item>
          <text:p text:style-name="P15"><text:span text:style-name="T5">3</text:span><text:span text:style-name="T6"> emprunteurs (Alice </text:span><text:span text:style-name="T7">bloqué True</text:span><text:span text:style-name="T6"> , </text:span><text:span text:style-name="T5">Cédric</text:span><text:span text:style-name="T7"> et </text:span><text:span text:style-name="T5">Rolland bloqué : False</text:span><text:span text:style-name="T6">) ; </text:span></text:p>
        </text:list-item>
        <text:list-item>
          <text:p text:style-name="P15"><text:span text:style-name="T6">4 médias (1 </text:span><text:span text:style-name="T5">ou 2</text:span><text:span text:style-name="T6"> par type, dispo variée) ; </text:span></text:p>
        </text:list-item>
        <text:list-item>
          <text:p text:style-name="P16">3 emprunts actifs (limite/retard).<text:line-break/>Charge : python manage.py loaddata test_data.json.</text:p>
        </text:list-item>
      </text:list>
      <text:p text:style-name="P13">Ces données couvrent les cas métier (limites, retards, multi-types). Pour importer les données de test, exécutez la commande python manage.py loaddata test_data.json (après les migrations et avant le lancement du serveur).</text:p>
      <text:p text:style-name="P13"/>
      <text:p text:style-name="P13"/>
      <text:p text:style-name="P13"/>
      <text:p text:style-name="P13"/>
      <text:p text:style-name="P13"/>
      <text:h text:style-name="P2" text:outline-level="2"><text:soft-page-break/>Instructions Exécution </text:h>
      <text:list text:style-name="L5">
        <text:list-item>
          <text:p text:style-name="P17">git clone &lt;repo&gt;. </text:p>
        </text:list-item>
        <text:list-item>
          <text:p text:style-name="P17">python -m venv venv ; venv\Scripts\activate (Windows) ou source venv/bin/activate (Mac/Linux). </text:p>
        </text:list-item>
        <text:list-item>
          <text:p text:style-name="P17">pip install -r requirements.txt. </text:p>
        </text:list-item>
        <text:list-item>
          <text:p text:style-name="P17">python manage.py migrate. </text:p>
        </text:list-item>
        <text:list-item>
          <text:p text:style-name="P17">python manage.py createsuperuser (admin/admin123). </text:p>
        </text:list-item>
        <text:list-item>
          <text:p text:style-name="P17">python manage.py loaddata test_data.json. </text:p>
        </text:list-item>
        <text:list-item>
          <text:p text:style-name="P17">python manage.py runserver. </text:p>
        </text:list-item>
        <text:list-item>
          <text:p text:style-name="P18">Accès : / (accueil liens) ; /membre/menu/ (public) ; /biblio/menu/ (biblio, login admin).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14:37:09.529485400</meta:creation-date>
    <dc:date>2025-12-10T14:58:45.789326100</dc:date>
    <meta:editing-duration>PT41S</meta:editing-duration>
    <meta:editing-cycles>1</meta:editing-cycles>
    <meta:document-statistic meta:table-count="0" meta:image-count="0" meta:object-count="0" meta:page-count="3" meta:paragraph-count="44" meta:word-count="428" meta:character-count="3031" meta:non-whitespace-character-count="2647"/>
    <meta:generator>LibreOffice/25.2.7.2$Windows_X86_64 LibreOffice_project/5cbfd1ab6520636bb5f7b99185aa69bd7456825d</meta:generator>
  </office:meta>
</office:document-meta>
</file>